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CD600000438B1396BB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12cm, 13.672cm, 11.544cm, 56.79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9cm" svg:height="6.6cm" svg:x="0.6cm" svg:y="0.6cm">
          <draw:image xlink:href="Pictures/1000000000000CD600000438B1396BB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sycko </meta:initial-creator>
    <meta:creation-date>2013-05-13T10:58:02</meta:creation-date>
    <dc:date>2013-05-13T11:05:21</dc:date>
    <dc:creator>Psycko </dc:creator>
    <meta:editing-duration>PT5M47S</meta:editing-duration>
    <meta:editing-cycles>2</meta:editing-cycles>
    <meta:generator>LibreOffice/3.6$Linux_x86 LibreOffice_project/360m1$Build-2</meta:generator>
    <meta:document-statistic meta:object-count="1"/>
  </office:meta>
</office:document-meta>
</file>